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353cm" loext:contextual-spacing="false" fo:line-height="100%" fo:text-align="justify" style:justify-single-word="false"/>
    </style:style>
    <style:style style:name="P2" style:family="paragraph" style:parent-style-name="Subtitle">
      <style:paragraph-properties fo:margin-top="0cm" fo:margin-bottom="0.353cm" loext:contextual-spacing="false" fo:line-height="100%" fo:text-align="justify" style:justify-single-word="false"/>
    </style:style>
    <style:style style:name="P3" style:family="paragraph" style:parent-style-name="Heading_20_3">
      <style:paragraph-properties fo:margin-top="0.564cm" fo:margin-bottom="0.353cm" loext:contextual-spacing="false" fo:line-height="100%" fo:text-align="justify" style:justify-single-word="false"/>
    </style:style>
    <style:style style:name="P4" style:family="paragraph" style:parent-style-name="Title" style:master-page-name="Standard">
      <style:paragraph-properties fo:margin-top="0cm" fo:margin-bottom="0.353cm"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8svekud9yu4u"/>Nauki płynące z serialu: Sezon czwarty</text:p>
      <text:p text:style-name="P2"><text:bookmark text:name="_mw8w4693uw5x"/>Morały dobre i złe</text:p>
      <text:p text:style-name="P1">Kolejny sezon, kolejny artykuł z serii… Jak mi się nie chce, a to dopiero połowa. Czy ten serial nie mógł się skończyć po trzecim sezonie? Fandom by zdechł, a ja nie miałabym o czym pisać i mogłabym wrócić do grania. Przed nami dwadzieścia sześć odcinków do omówienia, z czego dwa są podwójne, więc wyjdzie nieco mniej pisania. No i może w jakimś nie ma morału.</text:p>
      <text:p text:style-name="P3"><text:bookmark text:name="_r0hge4r2qjgr"/>Princess Twilight Sparkle</text:p>
      <text:p text:style-name="P1">Wiem, że ten odcinek miał jakiś morał, stworzony przez Discorda, jednak nie potrafię go odszukać, a tym bardziej ocenić. Tu mała prośba do czytelników: napiszcie w komentarzach czego nauczyliście się z rozpoczęcia sezonu czwartego. Najlepsza odpowiedź zostanie nagrodzona dyplomem i uściskiem ręki prezesa.</text:p>
      <text:p text:style-name="P3"><text:bookmark text:name="_w4z0uvnyevhi"/>Castle Mane-ia</text:p>
      <text:p text:style-name="P1">I znowu brak morału! A może jednak? Może po prostu strach ma wielkie, żółte kurwiki, które świecą w ciemności? I że starożytne zamki mają tajne przejścia, i że… Yyyygh. To chyba będzie jeden z krótszych artykułów z serii.</text:p>
      <text:p text:style-name="P3"><text:bookmark text:name="_slrxzdtdonp"/>Daring Don’t</text:p>
      <text:p text:style-name="P1">Rainbow Dash, która robi z siebie większą idiotkę niż zazwyczaj, to w sumie całkiem częsty widok. Na końcu stwierdza, że wszystko poszłoby dobrze, gdyby nie zapomniała o tym jaka jest zajebista i że należy ufać innym. Przynajmniej czasami. Okeeeej… Może i morał sam z siebie nie jest zły, ale odcinek ma się do niego nijak. Widzimy w nim przeszkadzanie specjaliście w pracy, co prowadzi do różnych wypadków. Uczenie czegoś takiego najmłodszych uważam za raczej mało pedagogiczne.</text:p>
      <text:p text:style-name="P3"><text:bookmark text:name="_8uiayjrx1gjn"/>Flight to the Finish</text:p>
      <text:p text:style-name="P1">Obyło się bez wpisu w pamiętniku czy listu do Celestii, co nie zmienia faktu, że jest w tym jakaś myśl przewodnia. Chyba taka, że nieważne, że masz jakieś niedoskonałości, które są nie do przeskoczenia – i tak możesz być super. Sądzę, że to dobry odcinek z porządnym i mądrym morałem. Również wykonanie było solidne.</text:p>
      <text:p text:style-name="P3"><text:bookmark text:name="_hxz1khp242bp"/>Power Ponies</text:p>
      <text:p text:style-name="P1">Nie potrzeba supermocy by pomagać przyjaciołom. Nawet ich nie potrzeba by być ekstra. No i mózg to najpotężniejsza broń. Bardzo lubię ten odcinek i to nie tylko za przesłanie, które niesie, a które bardzo pochwalam. On po prostu jest odjazdowy, zabawny i ciekawy. No i ciężko o nim zapomnieć.</text:p>
      <text:p text:style-name="P3"><text:bookmark text:name="_y5x2ifgeez42"/>Bats!</text:p>
      <text:p text:style-name="P1">Odcinek spoko, ale głupi jak diabli. Za to ma bardzo mądry morał o tym, że niektóre szybkie decyzje okazują się krótkowzroczne, no i że nie należy robić czegoś wbrew sobie i nawet przyjaciołom czasami należy powiedzieć „nie”. To prawda, choć druga część zdania potrafi <text:soft-page-break/>kosztować sporo. W końcu wszystko ma swoją cenę. Niestety, ale odcinek o tym jak Fluttershy użyła spojrzenia by sprowadzić na nietoperze śmierć głodową i przez przypadek sama została wampirem… To główny problem fabularny – zaklęcie Twilight kosztowałoby życia tych zwierzaków i dziwię się, że nikt tego głośno nie powiedział.</text:p>
      <text:p text:style-name="P3"><text:bookmark text:name="_2ns6nhn94dte"/>Rarity Takes Manehattan</text:p>
      <text:p text:style-name="P1">Pianka szyje kiecki i wynajduje nowy materiał, który pokazuje i pożycza innej projektantce, która plagiatuje jej kolekcję. Odcinek mi się podobał, ale morał już niekoniecznie. To że inni mogą nadużyć twojej hojności nie oznacza, że powinniśmy przestać być hojni – nie, to oznacza, że powinniśmy być bardziej nieufni, ostrożni i dbać o ochronę własnych zadów. Myślę, że taka lekcja byłaby lepsza dla młodego pokolenia. Za to z tym, że nie należy nadużywać hojności swoich przyjaciół, to się zgodzę. Przyjaciół generalnie nie należy wyzyskiwać, a jeśli to robimy… to czy na pewno jesteśmy ich przyjaciółmi? Czy przyjaciele nie są nimi właśnie dlatego, że ich kochamy i staramy się by było im jak najlepiej?</text:p>
      <text:p text:style-name="P3"><text:bookmark text:name="_u2kca1jk0de"/>Pinkie Apple Pie</text:p>
      <text:p text:style-name="P1">Bycie dobrą rodziną to nie bycie idealnymi, ale przechodzenie przez wszystko razem i wybaczanie innym błędów. No i przyjaciele mogą być całkiem jak rodzina. Z drugą częścią się zgodzę, z pierwszą już niekoniecznie. Sądzę, że bycie dobrą rodziną to jednak coś więcej. I to też przede wszystkim niepopełnianie niektórych błędów. Nie każda rana się zagoi, niektóre będą ropieć w nieskończoność.</text:p>
      <text:p text:style-name="P3"><text:bookmark text:name="_j4esgpuibfsk"/>Rainbow Falls</text:p>
      <text:p text:style-name="P1">Rainbow Dash ponownie uczy się, że wobec przyjaciół wypadałoby zachować lojalność. W sumie, czy to nie dziwne, że w ogóle musiała ponownie przyswoić taką lekcję? Odcinek był w porządku, z drugiej strony… Jeśli chce się zrobić karierę, to czasem jednak naprawdę lepiej porzucić drużynę kumpli i pójść do zawodowców. Przyjaciele to zrozumieją, jeśli nimi są.</text:p>
      <text:p text:style-name="P3"><text:bookmark text:name="_1cif4is8kqif"/>Three’s a Crowd</text:p>
      <text:p text:style-name="P1">„Chory” Discord, znudzona Cadance i Twilight. Przy okazji dowiadujemy się, że władza to nic fajnego, a mąż również nie służy rozrywkom. Co innego potwory i walka – małe dziewczynki powinny się tego nauczyć. No i jeszcze tego, że w towarzystwie przyjaciela nawet bardzo chaotyczny dzień może się zmienić w niezapomnianą przygodę. Z doświadczenia powiem, że chaotyczne dni są najlepsze, zwłaszcza w dobrym towarzystwie.</text:p>
      <text:p text:style-name="P3"><text:bookmark text:name="_hy9wddqsgwpx"/>Pinkie Pride</text:p>
      <text:p text:style-name="P1">Męska Pinkie 1.0, już w kolejnym sezonie pojawi się Męska Pinkie 2.0, także numerek jest potrzebny! Co ciekawe, mamy tu wpis do dziennika, ale jego treść nie została podana. Możemy się tylko domyślać, co napisała Różowa Zaraza… Może coś o tym, że zamiast konkurować warto połączyć siły? Cóż, to by nawet miało sens. Zwłaszcza, że nie ma to jak dobra kooperacja. Chociaż konkurencja też jest świetna.</text:p>
      <text:p text:style-name="P3"><text:bookmark text:name="_55i8xuxxavuh"/>Simple Ways</text:p>
      <text:p text:style-name="P1">Wiele osób nie lubi tego odcinka, ale ja się do nich nie zaliczam. Obejrzałam go ponownie na potrzeby tego artykułu i muszę stwierdzić, że jest zabawny. A morał o tym, żeby nie udawać kogoś innego, aby się przypodobać obiektowi swoich westchnień jest świetny. Bo <text:soft-page-break/>takie zachowanie jest serio żałosne, szczególnie jeśli marzy nam się stały związek. Sądzę, że nawet bronies mogliby się czegoś nauczyć z tej przygody Rarity. Napisałabym coś więcej, ale sądzę, że jeśli myśl przewodnia „Simple Ways” kogoś dotyczy, to powinien po prostu usiąść na tyłku i przemyśleć swoje dotychczasowe uczynki.</text:p>
      <text:p text:style-name="P3"><text:bookmark text:name="_bag6absrrpn0"/>Filli Vanilli</text:p>
      <text:p text:style-name="P1">Flutterguy powraca! A morał jest całkiem fajny – jeśli naprawdę czegoś chcemy, a się boimy, to powinniśmy przełamać swój strach i tego spróbować. I to jest generalnie prawda, ale też zależy od marzenia. Jeśli ktoś marzy o spróbowaniu narkotyków albo o skoku z wieżowca, to może niekoniecznie powinien to robić. Nie jestem też pewna, czy odcinek doprowadził nas do tego wniosku – w końcu Flutter dalej nie występuje na scenie przed normalną publicznością. No i co by było w sytuacji gdyby Shy miała talent wokalny na poziomie autorki tego artykułu? Zostałaby wyśmiana i uznałaby, że nie należało próbować? W bajkach jest fajnie, bo protagonistom zazwyczaj się udaje. W życiu są cebule, zgniłe pomidory, widły i pochodnie.</text:p>
      <text:p text:style-name="P3"><text:bookmark text:name="_nql03bvpj2is"/>Twilight Time</text:p>
      <text:p text:style-name="P1">Twalot odkrywa jak to jest być celebrytką wśród źrebaków, a CMC uczą się, że nie ma co szpanować tym, że zna się kogoś ważnego. Bo nie jest istotne, że nasz przyjaciel jest sławny, tylko że jest naszym przyjacielem. Sądzę, że to prawda, jednak czasami nazwisko kogoś ważnego potrafi otworzyć wiele drzwi. Tylko przydałoby się mieć w tym jakieś wyczucie. Odcinek jak odcinek, całkiem przyzwoity.</text:p>
      <text:p text:style-name="P3"><text:bookmark text:name="_slfck1mgby8h"/>It Ain’t Easy Being Breezies</text:p>
      <text:p text:style-name="P1">Nie lubię tego odcinka i nie lubię zefirków, jednak uważam, że jest tu jeden z najlepszych morałów w całym serialu. Czasami najlepszą rzeczą jaką możemy dla kogoś zrobić jest kopnięcie go w ten leniwy zad. Ale nie tylko o to tu chodzi – zdarza się, że dla dobra naszych bliskich musimy zrobić coś, co im się zdecydowanie nie podoba, a nawet mogą się na nas za to obrazić. Ale mimo wszystko powinniśmy to zrobić, bo tym jest prawdziwa przyjaźń.</text:p>
      <text:p text:style-name="P3"><text:bookmark text:name="_kfou5um48k1k"/>Somepony to Watch Over Me</text:p>
      <text:p text:style-name="P1">Odcinek, który został znienawidzony przez cały fandom i ja się nie dziwię – AJ nagle dostaje bzika i zmienia się w madkę, a dokładnie, to staje się strasznie nadgorliwa w swojej opiekuńczości. Czy jest tu jakiś morał? No chyba tylko jeden: nie bądź kapuścianym głąbem. Jakie to jest słabe… Ale przynajmniej była klacz w lateksach!</text:p>
      <text:p text:style-name="P3"><text:bookmark text:name="_riwm71ecaehe"/>Maud Pie</text:p>
      <text:p text:style-name="P1">Fandom ją kocha, Cahan nienawidzi, ktoś też z jej autyzmu szydzi… Nie rozumiem zachwytów nad siostrą Pinkie Pie. Czy są w tym jakieś morały? No, niby są… Coś o tym, że przyjaciel mojego przyjaciela jest moim przyjacielem. I że nie wszyscy okazują entuzjazm jak Różowa Zaraza. Naprawdę nie wiem, co o tym sądzić. Bo te wszystkie rzeczy tam niby są, ale to za mało.</text:p>
      <text:p text:style-name="P3"><text:bookmark text:name="_j6ozvo51msjg"/>For Whom the Sweetie Belle Toils</text:p>
      <text:p text:style-name="P1">Luna, która uczy niewdzięczną smarkulę miłości i zrozumienia do siostry. Podobało mi się, nawet bardzo mi się podobało. Czemu? Bo to takie prawdziwe, że rodzice czy starsze rodzeństwo starają się pomóc maluchom, a te nie doceniają ich wysiłków, ba, jeszcze <text:soft-page-break/>narzekają. W dodatku podano to w ciekawej i przystępnej formie.</text:p>
      <text:p text:style-name="P3"><text:bookmark text:name="_f0cy83ofkrnp"/>Leap of Faith</text:p>
      <text:p text:style-name="P1">Czyli magiczna moc placebo. Nie żeby coś, ale placebo naprawdę działa w wielu przypadkach. Zdarza się, że lekarze przepisują je najbardziej upierdliwym pacjentom tylko po to żeby ci się odczepili i nie zrobili sobie krzywdy jakąś potencjalnie szkodliwą terapią alternatywną. Generalnie Flim i Flam zachowują się tu trochę jak osobniki pokroju Jerzego Zięby, jednak są zdecydowanie mniej szkodliwi – oni po prostu zachwalają suplement diety. Co mi się w tym wszystkim nie podoba? Applejack! Ona nie ma problemu z tym, że jej babcia pije sok z buraków, ale z tym, że czuje się lepiej, ryzykuje i cieszy się życiem. Oczywiście, że nie potrzebowała tego, ale naprawdę mogłaby skoczyć z tego podestu. Uważam, że nie ma co zabraniać staruszce ekstremalnych przeżyć.</text:p>
      <text:p text:style-name="P3"><text:bookmark text:name="_q5r3xvo1t6je"/>Testing, Testing, 1, 2, 3</text:p>
      <text:p text:style-name="P1">Rymbuł Desz i jej zdolności do nauki… Nie oszukujmy się, okazało się, że ma ciekawy talent, ale to za mało. RD odpadłaby na każdych studiach, skoro jej koleżanki potrafiły się tego nauczyć w parę minut, a ona nie mogła przez cały dzień. Fakt, każdy ma inne sposoby na przyswajanie wiedzy. Ale niektóre są bardziej praktyczne, a inne mniej. Sposób Tęczółki w prawdziwym życiu byłby niewykonalny.</text:p>
      <text:p text:style-name="P3"><text:bookmark text:name="_jvfaacnsllgl"/>Trade Ya!</text:p>
      <text:p text:style-name="P1">Jak Element Lojalności przehandlowała swoją przyjaciółkę. Znaczy, nie żebym ją obwiniała za to, że sprzedała Fluttershy, ale w sumie… właśnie to robię. No i działo się tam też wiele innych rzeczy, które sprawiły, że kucyki nauczyły się yeee… Nie wiem, może tego, że nie powinniśmy być tak zafiksowani na punkcie jakiegoś przedmiotu, że zapomnimy o tym, co naprawdę ważne, czyli o rosicz… przyjaźni!</text:p>
      <text:p text:style-name="P3"><text:bookmark text:name="_ubtb0siwm5oz"/>Inspiration Manifestation!</text:p>
      <text:p text:style-name="P1">Wszystko zaczęło się od tego, że Rarity nie umiała zaprojektować wózka lalkarza i stworzyła jakiś szajs, który wyglądał, ale zupełnie nie działał. Następnie Spike próbuje wyjść z friendzone’u, więc daje Piance książkę czarnej magii. Ta, opętana przez wolumin, zaczyna tworzyć i zmieniać wszystko na śliczne oraz niepraktyczne. Żeby to naprawić, fioletowy gekon musiał wyznać jej prawdę. A morał jest z tego taki – nie okłamujmy naszych przyjaciół ani obiektów westchnień, żeby im się przypodobać. I to prawda, takie rzeczy zarezerwujmy na wrogów i ludzi, których zamierzamy potraktować czysto użytkowo.</text:p>
      <text:p text:style-name="P3"><text:bookmark text:name="_mt9gn8pfdsp8"/>Equestria Games</text:p>
      <text:p text:style-name="P1">Spike i jego kompleksy, odcinek któryś z kolei… Smok w końcu pojął, że nie ma co zawracać sobie głowy wszystkimi porażkami z przeszłości, tylko warto w końcu sobie wybaczyć i uwierzyć w siebie. W sumie prawda, ale nie do końca – z rwaniem Rarity, to serio mógłby sobie odpuścić i mierzyć siły na zamiary. Co sądzę o tym morale? Nie jest zły, ale czasami nasz brak wiary w siebie jest jednak uzasadniony. Warto znać granicę możliwości i wiedzieć, kiedy powiedzieć pas.</text:p>
      <text:p text:style-name="P3"><text:bookmark text:name="_x9fanaix4ces"/>Twilight’s Kingdom</text:p>
      <text:p text:style-name="P1">I doszliśmy do końca sezonu czwartego, co mnie niezwykle raduje. Wielka rozwalanka, najlepszy odcinek z serii Dragon Ball! Nawet znalazłam jakiś morał wśród tych wszystkich <text:soft-page-break/>wybuchów – zawsze spodziewaj się zdrady, zwłaszcza od kogoś, kogo miałeś za przyjaciela. To cenna lekcja dla najmłodszych, jeśli ją przyswoją, to dłużej pożyją. Dziwi mnie tylko, że ktoś tak potężny jak Discord dał się zrobić jak dziecko. No, ale i tak było epicko!</text:p>
      <text:p text:style-name="P1"/>
      <text:p text:style-name="P1">Obrazki:</text:p>
      <text:p text:style-name="P1"><text:a xlink:type="simple" xlink:href="https://www.deviantart.com/thediscorded/art/New-Spell-754836286" text:style-name="Internet_20_link" text:visited-style-name="Visited_20_Internet_20_Link"><text:span text:style-name="T1">https://www.deviantart.com/thediscorded/art/New-Spell-754836286</text:span></text:a></text:p>
      <text:p text:style-name="P1"><text:a xlink:type="simple" xlink:href="https://www.deviantart.com/colorfulcolor233/art/Slight-Heat-755271966" text:style-name="Internet_20_link" text:visited-style-name="Visited_20_Internet_20_Link"><text:span text:style-name="T1">https://www.deviantart.com/colorfulcolor233/art/Slight-Heat-755271966</text:span></text:a></text:p>
      <text:p text:style-name="P1"><text:a xlink:type="simple" xlink:href="https://www.deviantart.com/colorfulcolor233/art/Beginning-of-Winter-755272374" text:style-name="Internet_20_link" text:visited-style-name="Visited_20_Internet_20_Link"><text:span text:style-name="T1">https://www.deviantart.com/colorfulcolor233/art/Beginning-of-Winter-755272374</text:span></text:a></text:p>
      <text:p text:style-name="P1"><text:a xlink:type="simple" xlink:href="https://www.deviantart.com/baitoubaozou/art/Coco-Pommel-469476630" text:style-name="Internet_20_link" text:visited-style-name="Visited_20_Internet_20_Link"><text:span text:style-name="T1">https://www.deviantart.com/baitoubaozou/art/Coco-Pommel-469476630</text:span></text:a></text:p>
      <text:p text:style-name="P1"><text:a xlink:type="simple" xlink:href="https://www.deviantart.com/baitoubaozou/art/Cutie-Mark-Crusaders-465490283" text:style-name="Internet_20_link" text:visited-style-name="Visited_20_Internet_20_Link"><text:span text:style-name="T1">https://www.deviantart.com/baitoubaozou/art/Cutie-Mark-Crusaders-465490283</text:span></text:a></text:p>
      <text:p text:style-name="P1"><text:a xlink:type="simple" xlink:href="https://www.deviantart.com/baitoubaozou/art/Flim-and-Flam-463594706" text:style-name="Internet_20_link" text:visited-style-name="Visited_20_Internet_20_Link"><text:span text:style-name="T1">https://www.deviantart.com/baitoubaozou/art/Flim-and-Flam-463594706</text:span></text:a></text:p>
      <text:p text:style-name="P1"><text:a xlink:type="simple" xlink:href="https://www.deviantart.com/baitoubaozou/art/Tirek-455834721" text:style-name="Internet_20_link" text:visited-style-name="Visited_20_Internet_20_Link"><text:span text:style-name="T1">https://www.deviantart.com/baitoubaozou/art/Tirek-455834721</text:span></text:a></text:p>
      <text:p text:style-name="P1"><text:a xlink:type="simple" xlink:href="https://www.deviantart.com/baitoubaozou/art/Diamond-Tiara-and-Sliver-Spoon-466848794" text:style-name="Internet_20_link" text:visited-style-name="Visited_20_Internet_20_Link"><text:span text:style-name="T1">https://www.deviantart.com/baitoubaozou/art/Diamond-Tiara-and-Sliver-Spoon-466848794</text:span></text:a></text:p>
      <text:p text:style-name="P1"><text:a xlink:type="simple" xlink:href="https://www.deviantart.com/alicornparty/art/Flim-Flam-Miracle-Curative-Tonic-480575356" text:style-name="Internet_20_link" text:visited-style-name="Visited_20_Internet_20_Link"><text:span text:style-name="T1">https://www.deviantart.com/alicornparty/art/Flim-Flam-Miracle-Curative-Tonic-480575356</text:span></text:a></text:p>
      <text:p text:style-name="P1"><text:a xlink:type="simple" xlink:href="https://www.deviantart.com/alicornparty/art/Flam-and-Cheese-Sandwich-493678415" text:style-name="Internet_20_link" text:visited-style-name="Visited_20_Internet_20_Link"><text:span text:style-name="T1">https://www.deviantart.com/alicornparty/art/Flam-and-Cheese-Sandwich-493678415</text:span></text:a></text:p>
      <text:p text:style-name="P1"><text:a xlink:type="simple" xlink:href="https://www.deviantart.com/spainfischer/art/Flim-Flam-Bros-372378918" text:style-name="Internet_20_link" text:visited-style-name="Visited_20_Internet_20_Link"><text:span text:style-name="T1">https://www.deviantart.com/spainfischer/art/Flim-Flam-Bros-372378918</text:span></text:a></text:p>
      <text:p text:style-name="P1"><text:a xlink:type="simple" xlink:href="https://www.deviantart.com/kelcasual/art/Berserk-AJ-490409828" text:style-name="Internet_20_link" text:visited-style-name="Visited_20_Internet_20_Link"><text:span text:style-name="T1">https://www.deviantart.com/kelcasual/art/Berserk-AJ-490409828</text:span></text:a></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cm" fo:margin-bottom="0cm" loext:contextual-spacing="true" fo:line-height="115%" fo:hyphenation-ladder-count="no-limit" style:text-autospace="ideograph-alpha" style:punctuation-wrap="hanging" style:line-break="strict" style:tab-stop-distance="1.27cm"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3.2$Windows_X86_64 LibreOffice_project/92a7159f7e4af62137622921e809f8546db437e5</meta:generator>
    <dc:date>2018-08-02T18:09:07.034000000</dc:date>
    <meta:editing-duration>PT19H43M38S</meta:editing-duration>
    <meta:editing-cycles>1</meta:editing-cycles>
    <meta:document-statistic meta:table-count="0" meta:image-count="0" meta:object-count="0" meta:page-count="5" meta:paragraph-count="64" meta:word-count="1860" meta:character-count="12371" meta:non-whitespace-character-count="10563"/>
  </office:meta>
</office:document-meta>
</file>